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4">
      <style:paragraph-properties>
        <style:tab-stops>
          <style:tab-stop style:position="1.1972in"/>
        </style:tab-stops>
      </style:paragraph-properties>
    </style:style>
    <style:style style:name="P8" style:family="paragraph" style:parent-style-name="Standard" style:list-style-name="L5"/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 style:list-style-name="L5">
      <style:text-properties fo:font-weight="normal" style:font-weight-asian="normal" style:font-weight-complex="normal"/>
    </style:style>
    <style:style style:name="P11" style:family="paragraph" style:parent-style-name="Standard" style:list-style-name="L2">
      <style:paragraph-properties>
        <style:tab-stops>
          <style:tab-stop style:position="1.4992in"/>
        </style:tab-stops>
      </style:paragraph-properties>
    </style:style>
    <style:style style:name="P12" style:family="paragraph" style:parent-style-name="Standard" style:list-style-name="L4">
      <style:paragraph-properties fo:margin-left="1.9571in" fo:margin-right="0in" fo:text-indent="-1.4508in" style:auto-text-indent="false">
        <style:tab-stops>
          <style:tab-stop style:position="1.1972in"/>
        </style:tab-stops>
      </style:paragraph-properties>
    </style:style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tracked-changes>
        <text:changed-region text:id="ct34572192">
          <text:insertion>
            <office:change-info>
              <dc:creator>Kristian Rother</dc:creator>
              <dc:date>2011-04-01T13:54:00</dc:date>
            </office:change-info>
          </text:insertion>
        </text:changed-region>
        <text:changed-region text:id="ct34642368">
          <text:format-change>
            <office:change-info>
              <dc:creator>Kristian Rother</dc:creator>
              <dc:date>2011-04-01T13:55:00</dc:date>
            </office:change-info>
          </text:format-change>
        </text:changed-region>
        <text:changed-region text:id="ct34623376">
          <text:insertion>
            <office:change-info>
              <dc:creator>Kristian Rother</dc:creator>
              <dc:date>2011-04-01T13:55:00</dc:date>
            </office:change-info>
          </text:insertion>
        </text:changed-region>
        <text:changed-region text:id="ct32590864">
          <text:format-change>
            <office:change-info>
              <dc:creator>Kristian Rother</dc:creator>
              <dc:date>2011-04-01T13:55:00</dc:date>
            </office:change-info>
          </text:format-change>
        </text:changed-region>
        <text:changed-region text:id="ct34670400">
          <text:deletion>
            <office:change-info>
              <dc:creator>Kristian Rother</dc:creator>
              <dc:date>2011-04-01T13:55:00</dc:date>
            </office:change-info>
            <text:list xml:id="list1547296963" text:style-name="L1">
              <text:list-header>
                <text:p text:style-name="P1">topology_matcher/ - algorithm for recognition of nucleotides.</text:p>
              </text:list-header>
            </text:list>
          </text:deletion>
        </text:changed-region>
        <text:changed-region text:id="ct32581904">
          <text:insertion>
            <office:change-info>
              <dc:creator>Kristian Rother</dc:creator>
              <dc:date>2011-04-01T13:56:00</dc:date>
            </office:change-info>
          </text:insertion>
        </text:changed-region>
        <text:changed-region text:id="ct32571760">
          <text:insertion>
            <office:change-info>
              <dc:creator>Kristian Rother</dc:creator>
              <dc:date>2011-04-01T13:56:00</dc:date>
            </office:change-info>
          </text:insertion>
        </text:changed-region>
        <text:changed-region text:id="ct34677856">
          <text:deletion>
            <office:change-info>
              <dc:creator>Kristian Rother</dc:creator>
              <dc:date>2011-04-01T13:56:00</dc:date>
            </office:change-info>
            <text:p text:style-name="Standard"><text:span text:style-name="T1">topology_matcher</text:span></text:p>
          </text:deletion>
        </text:changed-region>
        <text:changed-region text:id="ct32578784">
          <text:deletion>
            <office:change-info>
              <dc:creator>Kristian Rother</dc:creator>
              <dc:date>2011-04-01T13:56:00</dc:date>
            </office:change-info>
            <text:p text:style-name="Standard"><text:span text:style-name="T1">m</text:span></text:p>
          </text:deletion>
        </text:changed-region>
        <text:changed-region text:id="ct21140768">
          <text:insertion>
            <office:change-info>
              <dc:creator>Kristian Rother</dc:creator>
              <dc:date>2011-04-01T13:56:00</dc:date>
            </office:change-info>
          </text:insertion>
        </text:changed-region>
        <text:changed-region text:id="ct34630912">
          <text:insertion>
            <office:change-info>
              <dc:creator>Kristian Rother</dc:creator>
              <dc:date>2011-04-01T13:56:00</dc:date>
            </office:change-info>
          </text:insertion>
        </text:changed-region>
        <text:changed-region text:id="ct25152128">
          <text:deletion>
            <office:change-info>
              <dc:creator>Kristian Rother</dc:creator>
              <dc:date>2011-04-01T13:56:00</dc:date>
            </office:change-info>
            <text:p text:style-name="Standard"><text:span text:style-name="T1">_t</text:span></text:p>
          </text:deletion>
        </text:changed-region>
        <text:changed-region text:id="ct32594368">
          <text:insertion>
            <office:change-info>
              <dc:creator>Kristian Rother</dc:creator>
              <dc:date>2011-04-01T13:56:00</dc:date>
            </office:change-info>
          </text:insertion>
        </text:changed-region>
        <text:changed-region text:id="ct34640624">
          <text:insertion>
            <office:change-info>
              <dc:creator>Kristian Rother</dc:creator>
              <dc:date>2011-04-01T13:56:00</dc:date>
            </office:change-info>
          </text:insertion>
        </text:changed-region>
        <text:changed-region text:id="ct34677264">
          <text:deletion>
            <office:change-info>
              <dc:creator>Kristian Rother</dc:creator>
              <dc:date>2011-04-01T13:56:00</dc:date>
            </office:change-info>
            <text:p text:style-name="P2"><text:span text:style-name="T1">topology_matcher</text:span></text:p>
          </text:deletion>
        </text:changed-region>
        <text:changed-region text:id="ct34686864">
          <text:insertion>
            <office:change-info>
              <dc:creator>Kristian Rother</dc:creator>
              <dc:date>2011-04-01T13:56:00</dc:date>
            </office:change-info>
          </text:insertion>
        </text:changed-region>
        <text:changed-region text:id="ct34610784">
          <text:deletion>
            <office:change-info>
              <dc:creator>Kristian Rother</dc:creator>
              <dc:date>2011-04-01T13:56:00</dc:date>
            </office:change-info>
            <text:p text:style-name="P2"><text:span text:style-name="T1">m</text:span></text:p>
          </text:deletion>
        </text:changed-region>
        <text:changed-region text:id="ct32577968">
          <text:insertion>
            <office:change-info>
              <dc:creator>Kristian Rother</dc:creator>
              <dc:date>2011-04-01T13:56:00</dc:date>
            </office:change-info>
          </text:insertion>
        </text:changed-region>
        <text:changed-region text:id="ct32570432">
          <text:deletion>
            <office:change-info>
              <dc:creator>Kristian Rother</dc:creator>
              <dc:date>2011-04-01T13:56:00</dc:date>
            </office:change-info>
            <text:p text:style-name="P2"><text:span text:style-name="T1">_t</text:span></text:p>
          </text:deletion>
        </text:changed-region>
        <text:changed-region text:id="ct23379344">
          <text:insertion>
            <office:change-info>
              <dc:creator>Kristian Rother</dc:creator>
              <dc:date>2011-04-01T13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3" text:outline-level="3">Directories in ModeRNA source code</text:h>
      <text:list xml:id="list2179313472" text:style-name="L2">
        <text:list-item>
          <text:p text:style-name="P11"><text:span text:style-name="T1">moderna/<text:tab/></text:span> main source<text:change-start text:change-id="ct34572192"/></text:p>
        </text:list-item>
        <text:list-item>
          <text:p text:style-name="P11"><text:change-start text:change-id="ct34642368"/><text:span text:style-name="T1">moderna/analyze</text:span><text:change-end text:change-id="ct34642368"/><text:tab/><text:change-end text:change-id="ct34572192"/><text:change-start text:change-id="ct34623376"/>modules for analyzing RNA</text:p>
        </text:list-item>
        <text:list-item>
          <text:p text:style-name="P11"><text:change-start text:change-id="ct32590864"/><text:span text:style-name="T1">moderna/builder</text:span><text:change-end text:change-id="ct32590864"/><text:tab/>modules for manipulating coordinates<text:change-end text:change-id="ct34623376"/></text:p>
        </text:list-item>
        <text:list-item>
          <text:p text:style-name="P11"><text:span text:style-name="T1">tests/<text:tab/> </text:span>makes sure everything works</text:p>
        </text:list-item>
        <text:list-item>
          <text:p text:style-name="P11"><text:span text:style-name="T1">doc/<text:tab/></text:span> some documentation (but not all, most is on the Django website)</text:p>
        </text:list-item>
        <text:list-item>
          <text:p text:style-name="P11"><text:span text:style-name="T1">build/<text:tab/></text:span> genereated automatically by setup.py</text:p>
        </text:list-item>
      </text:list>
      <text:p text:style-name="Standard"/>
      <text:h text:style-name="Heading_20_3" text:outline-level="3">Modules in ModeRNA:</text:h>
      <text:list xml:id="list168206868" text:continue-list="list1547296963" text:style-name="L1">
        <text:list-item>
          <text:p text:style-name="P1">moderna.py - toplevel functions documented on the website.</text:p>
        </text:list-item>
        <text:list-item>
          <text:p text:style-name="P1">classes starting with RNA.. (RNAChain, RNAResidue) are basic classes for data management</text:p>
        </text:list-item>
        <text:list-item>
          <text:p text:style-name="P1">their subclasses starting with Moderna.. (ModernaStructure, ModernaResidue) are classes for modeling.</text:p>
        </text:list-item>
        <text:list-item>
          <text:p text:style-name="P1">ModernaAlphabet - parser for modification names.</text:p>
        </text:list-item>
        <text:list-item>
          <text:p text:style-name="P1">PdbConverter - changes names of atoms and residues (available on ModernaServer).</text:p>
          <text:p text:style-name="P1"><text:change text:change-id="ct34670400"/></text:p>
        </text:list-item>
      </text:list>
      <text:p text:style-name="Standard"/>
      <text:h text:style-name="Heading_20_3" text:outline-level="3">How are modifications added by ModeRNA?</text:h>
      <text:list xml:id="list2001192568" text:style-name="L3">
        <text:list-item>
          <text:p text:style-name="P5">adding is done by <text:span text:style-name="T1">ModernaResidue.add_modification(long_abbrev)</text:span></text:p>
        </text:list-item>
        <text:list-item>
          <text:p text:style-name="P5">rules for adding are read from the text file <text:span text:style-name="T1">moderna/data/modifications</text:span></text:p>
        </text:list-item>
        <text:list-item>
          <text:p text:style-name="P5">adding of most modifications is done by adding small fragments.</text:p>
        </text:list-item>
        <text:list-item>
          <text:p text:style-name="P5">some modifications have more than one rule.</text:p>
        </text:list-item>
        <text:list-item>
          <text:p text:style-name="P5">fragments are in <text:span text:style-name="T1">moderna/data/modification_fragments/</text:span></text:p>
        </text:list-item>
        <text:list-item>
          <text:p text:style-name="P5">fragments are added by superposition on three defined atoms (at beginning of atom names).</text:p>
        </text:list-item>
        <text:list-item>
          <text:p text:style-name="P5">some atom names in the fragments have been extracted from fragments in 2008, but many have been invented.</text:p>
        </text:list-item>
        <text:list-item>
          <text:p text:style-name="P5">atom names for new modifications have to be added in the fragment files.</text:p>
        </text:list-item>
      </text:list>
      <text:p text:style-name="Standard"/>
      <text:h text:style-name="Heading_20_3" text:outline-level="3">How modifications are named in ModeRNA?</text:h>
      <text:list xml:id="list1904352538" text:style-name="L4">
        <text:list-item>
          <text:p text:style-name="P6">names of all nucleotides &amp; modifications are in <text:span text:style-name="T1">moderna/data/modification_names_table</text:span></text:p>
        </text:list-item>
        <text:list-item>
          <text:p text:style-name="P6">Each modification (and each ModernaResidue instance) has:</text:p>
          <text:list>
            <text:list-item>
              <text:p text:style-name="P12">long_abbrev: <text:tab/>few-character identifier, corresponds to 'short_name' in Modomics.</text:p>
            </text:list-item>
            <text:list-item>
              <text:p text:style-name="P12">short_abbrev: <text:tab/>one-character identifier, corresponds to 'RNAMods_abbrev' in Modomics.</text:p>
            </text:list-item>
            <text:list-item>
              <text:p text:style-name="P12">new_abbrev: <text:tab/>unambiguous identifier with number, corresponds to 'New Nomenclature in Modomics.</text:p>
            </text:list-item>
            <text:list-item>
              <text:p text:style-name="P12">pdb_abbrev: <text:tab/>abbreviation found in PDB in 2010. Others left as UNK (names not compatible with the AMBER parameters by John Santa Lucia).</text:p>
            </text:list-item>
            <text:list-item>
              <text:p text:style-name="P12">full_name: <text:tab/>human-readable name.</text:p>
            </text:list-item>
            <text:list-item>
              <text:p text:style-name="P7"><text:soft-page-break/>original_base: corresponding unmodified version of this base.</text:p>
            </text:list-item>
          </text:list>
        </text:list-item>
        <text:list-item>
          <text:p text:style-name="P6"><text:span text:style-name="T1">moderna.ModernaAlphabet.alphabet</text:span> is the global variable containing the table.</text:p>
        </text:list-item>
        <text:list-item>
          <text:p text:style-name="P6">Internally, ModeRNA uses 'long_abbrev' in most places.</text:p>
        </text:list-item>
        <text:list-item>
          <text:p text:style-name="P6">ModernaResidue objects also have the attributes:</text:p>
          <text:list>
            <text:list-item>
              <text:p text:style-name="P6">modified: boolean</text:p>
            </text:list-item>
            <text:list-item>
              <text:p text:style-name="P6">category: (modified, standard RNA, ligand, synthetic, unknown) - last column of modification_names_table</text:p>
            </text:list-item>
          </text:list>
        </text:list-item>
      </text:list>
      <text:p text:style-name="Standard"/>
      <text:h text:style-name="Heading_20_3" text:outline-level="3">How modifications are recognized?</text:h>
      <text:list xml:id="list1721375341" text:style-name="L5">
        <text:list-item>
          <text:p text:style-name="P8">done by moderna.<text:change-start text:change-id="ct32581904"/>analyze.<text:change-end text:change-id="ct32581904"/>BaseRecognizer.</text:p>
        </text:list-item>
        <text:list-item>
          <text:p text:style-name="P8">recognition of bases in <text:span text:style-name="T1">moderna/data/modification_topologies.txt</text:span></text:p>
        </text:list-item>
        <text:list-item>
          <text:p text:style-name="P8">building blocks not defined there have to be added to <text:span text:style-name="T1">moderna/</text:span><text:change-start text:change-id="ct32571760"/><text:span text:style-name="T1">analyze</text:span><text:change-end text:change-id="ct32571760"/><text:change text:change-id="ct34677856"/><text:span text:style-name="T1">/</text:span><text:change text:change-id="ct32578784"/><text:change-start text:change-id="ct21140768"/><text:span text:style-name="T1">M</text:span><text:change-end text:change-id="ct21140768"/><text:span text:style-name="T1">ol</text:span><text:change-start text:change-id="ct34630912"/><text:span text:style-name="T1">T</text:span><text:change-end text:change-id="ct34630912"/><text:change text:change-id="ct25152128"/><text:span text:style-name="T1">opologies.py</text:span></text:p>
        </text:list-item>
        <text:list-item>
          <text:p text:style-name="P8">testing of recognition is very error-prone -&gt; adding tests to <text:span text:style-name="T1">tests/</text:span><text:change-start text:change-id="ct32594368"/><text:span text:style-name="T1">test_analyze/</text:span><text:change-end text:change-id="ct32594368"/><text:span text:style-name="T1">test_base_recognizer.py</text:span> is a good idea.</text:p>
        </text:list-item>
        <text:list-item>
          <text:p text:style-name="P8">To enable recognition of a new modification, one needs to:</text:p>
          <text:list>
            <text:list-item>
              <text:p text:style-name="P8"><text:span text:style-name="T3">Add a line to </text:span><text:span text:style-name="T1">moderna/data/modification_topologies.txt</text:span></text:p>
            </text:list-item>
            <text:list-item>
              <text:p text:style-name="P10">Eventually add missing topologies to <text:span text:style-name="T1">moderna/</text:span><text:change-start text:change-id="ct34640624"/><text:span text:style-name="T1">analyze</text:span><text:change-end text:change-id="ct34640624"/><text:change text:change-id="ct34677264"/><text:span text:style-name="T1">/</text:span><text:change-start text:change-id="ct34686864"/><text:span text:style-name="T1">M</text:span><text:change-end text:change-id="ct34686864"/><text:change text:change-id="ct34610784"/><text:span text:style-name="T1">ol</text:span><text:change-start text:change-id="ct32577968"/><text:span text:style-name="T1">T</text:span><text:change-end text:change-id="ct32577968"/><text:change text:change-id="ct32570432"/><text:span text:style-name="T1">opologies.py</text:span></text:p>
            </text:list-item>
            <text:list-item>
              <text:p text:style-name="P10">Add a line to <text:span text:style-name="T1">moderna/data/modification_names_table</text:span></text:p>
            </text:list-item>
          </text:list>
        </text:list-item>
      </text:list>
      <text:p text:style-name="Standard"/>
      <text:p text:style-name="Standard"/>
      <text:h text:style-name="Heading_20_3" text:outline-level="3">ModeRNA development process:</text:h>
      <text:p text:style-name="P3">How features are added and releases are made:</text:p>
      <text:list xml:id="list667448248" text:style-name="L6">
        <text:list-item>
          <text:p text:style-name="P13">get the code</text:p>
        </text:list-item>
      </text:list>
      <text:list xml:id="list1977291076" text:style-name="L7">
        <text:list-item>
          <text:list>
            <text:list-item>
              <text:p text:style-name="P14">hg pull</text:p>
            </text:list-item>
            <text:list-item>
              <text:p text:style-name="P14">hg up</text:p>
            </text:list-item>
          </text:list>
        </text:list-item>
      </text:list>
      <text:list xml:id="list2133781121" text:continue-list="list667448248" text:style-name="L6">
        <text:list-item>
          <text:p text:style-name="P13">run tests for the part you want to change</text:p>
        </text:list-item>
      </text:list>
      <text:list xml:id="list775726251" text:style-name="L8">
        <text:list-item>
          <text:list>
            <text:list-item>
              <text:p text:style-name="P15">python test_base_recognizer.py</text:p>
            </text:list-item>
          </text:list>
        </text:list-item>
      </text:list>
      <text:list xml:id="list661934279" text:continue-list="list2133781121" text:style-name="L6">
        <text:list-item>
          <text:p text:style-name="P13">make a branch</text:p>
        </text:list-item>
      </text:list>
      <text:list xml:id="list751622758" text:style-name="L9">
        <text:list-item>
          <text:list>
            <text:list-item>
              <text:p text:style-name="P16">hg branch &lt;nazwa&gt;</text:p>
            </text:list-item>
            <text:list-item>
              <text:p text:style-name="P16">hg checkout &lt;nazwa&gt;</text:p>
            </text:list-item>
          </text:list>
        </text:list-item>
      </text:list>
      <text:list xml:id="list1045024486" text:continue-list="list661934279" text:style-name="L6">
        <text:list-item>
          <text:p text:style-name="P13">edit the code</text:p>
        </text:list-item>
      </text:list>
      <text:list xml:id="list1085171313" text:style-name="L10">
        <text:list-item>
          <text:list>
            <text:list-item>
              <text:p text:style-name="P17">hg add &lt;new_file_name&gt;</text:p>
            </text:list-item>
          </text:list>
        </text:list-item>
      </text:list>
      <text:list xml:id="list1614443594" text:continue-list="list1045024486" text:style-name="L6">
        <text:list-item>
          <text:p text:style-name="P13">run tests for the module and for everything.</text:p>
        </text:list-item>
      </text:list>
      <text:list xml:id="list397474484" text:style-name="L11">
        <text:list-item>
          <text:list>
            <text:list-item>
              <text:p text:style-name="P18">python <text:change-start text:change-id="ct23379344"/>test_analyze/<text:change-end text:change-id="ct23379344"/>test_base_recognizer.py</text:p>
            </text:list-item>
          </text:list>
        </text:list-item>
      </text:list>
      <text:list xml:id="list1183784362" text:style-name="L12">
        <text:list-item>
          <text:list>
            <text:list-item>
              <text:p text:style-name="P19">python test_ModeRNA_all.py</text:p>
            </text:list-item>
          </text:list>
        </text:list-item>
      </text:list>
      <text:list xml:id="list1243845466" text:continue-list="list1614443594" text:style-name="L6">
        <text:list-item>
          <text:p text:style-name="P13">commit</text:p>
        </text:list-item>
      </text:list>
      <text:list xml:id="list1100807269" text:style-name="L13">
        <text:list-item>
          <text:list>
            <text:list-item>
              <text:p text:style-name="P20"><text:soft-page-break/>hg ci</text:p>
            </text:list-item>
            <text:list-item>
              <text:p text:style-name="P20">hg push -f</text:p>
            </text:list-item>
          </text:list>
        </text:list-item>
      </text:list>
      <text:list xml:id="list1738164564" text:continue-list="list1243845466" text:style-name="L6">
        <text:list-item>
          <text:p text:style-name="P13">send email to MR+KR</text:p>
        </text:list-item>
        <text:list-item>
          <text:p text:style-name="P13">integrate branches <text:span text:style-name="T1">(MR+KR)</text:span></text:p>
        </text:list-item>
        <text:list-item>
          <text:p text:style-name="P13">make release (see doc/RELEASE_MAKING.TXT) <text:span text:style-name="T1">(MR+KR)</text:span></text:p>
          <text:list>
            <text:list-item>
              <text:list>
                <text:list-header>
                  <text:p text:style-name="P13"/>
                </text:list-header>
              </text:list>
            </text:list-item>
          </text:list>
        </text:list-item>
      </text:list>
      <text:p text:style-name="P3">Contributors and stakeholders:</text:p>
      <text:list xml:id="list108668677" text:style-name="L14">
        <text:list-item>
          <text:p text:style-name="P21">Magdalena Rother: Lead programmer, makes releases.</text:p>
        </text:list-item>
        <text:list-item>
          <text:p text:style-name="P21">Kristian Rother: Lead tester, makes releases.</text:p>
        </text:list-item>
        <text:list-item>
          <text:p text:style-name="P21">Tomek Puton: Maintains repository, wrote tutorial &amp; clash recognition, uses ModeRNA to read RNA for CompaRNA.</text:p>
        </text:list-item>
        <text:list-item>
          <text:p text:style-name="P21">Kaja Milanowska: Maintains Django website &amp; ModeRNA server.</text:p>
        </text:list-item>
        <text:list-item>
          <text:p text:style-name="P21">Julek Stasiewicz: mRNA-cap &amp; nomenclature master</text:p>
        </text:list-item>
        <text:list-item>
          <text:p text:style-name="P21">Marcin Skorupski: uses ModeRNA for modeling tRNA.</text:p>
        </text:list-item>
        <text:list-item>
          <text:p text:style-name="P21">Piotr Zaremba: uses ModeRNA for modleing more tRNA.</text:p>
        </text:list-item>
        <text:list-item>
          <text:p text:style-name="P21">Ania Philips: uses ModeRNA to remove modifications for MetalionRNA.</text:p>
        </text:list-item>
        <text:list-item>
          <text:p text:style-name="P21">Asia Kasprzak: uses ModeRNA for PyRy, but I dont know exactly what for.</text:p>
        </text:list-item>
        <text:list-item>
          <text:p text:style-name="P21">Ania Łukasik: wrote script for finding all modifications in NDB.</text:p>
        </text:list-item>
        <text:list-item>
          <text:p text:style-name="P21">Paweł Skiba: wrote code for isosteric modeling.</text:p>
        </text:list-item>
        <text:list-item>
          <text:p text:style-name="P21">Jarek Jeleniewicz: prepared template dataset.</text:p>
        </text:list-item>
      </text:list>
      <text:h text:style-name="Heading_20_3" text:outline-level="3">Biology of RNA modifications: </text:h>
      <text:p text:style-name="Standard">Chapter 1 &amp; Appendix 1 in "DNA and RNA Modification Enzymes" by Henri Grosjean 201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document-statistic meta:table-count="0" meta:image-count="0" meta:object-count="0" meta:page-count="3" meta:paragraph-count="88" meta:word-count="640" meta:character-count="4339"/>
    <dc:date>2011-04-01T13:57:10</dc:date>
    <dc:creator>Kristian Rother</dc:creator>
    <meta:editing-duration>PT00H02M45S</meta:editing-duration>
    <meta:editing-cycles>1</meta:editing-cycles>
    <meta:user-defined meta:name="Info 1"/>
    <meta:user-defined meta:name="Info 2"/>
    <meta:user-defined meta:name="Info 3"/>
    <meta:user-defined meta:name="Info 4"/>
  </office:meta>
</office:document-meta>
</file>